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000000" fo:font-weight="bold" style:font-weight-asian="bold" style:font-weight-complex="bold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6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6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6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6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6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8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15" draw:id="id15" draw:layer="layout" svg:width="1.247cm" svg:height="0.962cm" svg:x="18.508cm" svg:y="14.862cm">
          <draw:text-box>
            <text:p text:style-name="P5"><text:span text:style-name="T4">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6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6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6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6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6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6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9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9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0" draw:text-style-name="P7" draw:layer="layout" svg:width="3.156cm" svg:height="1.28cm" svg:x="10.309cm" svg:y="18.555cm">
          <draw:text-box>
            <text:p><text:span text:style-name="T5">[0..10]</text:span></text:p>
          </draw:text-box>
        </draw:frame>
        <draw:frame draw:style-name="gr10" draw:text-style-name="P8" draw:layer="layout" svg:width="4.011cm" svg:height="1.204cm" svg:x="14.01cm" svg:y="18.555cm">
          <draw:text-box>
            <text:p text:style-name="P8"><text:span text:style-name="T6">sum = 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5:48:13.813673897</dc:date>
    <dc:creator>elucterio </dc:creator>
    <meta:editing-duration>P1DT1H25M8S</meta:editing-duration>
    <meta:editing-cycles>40</meta:editing-cycles>
    <meta:generator>LibreOffice/4.2.8.2$Linux_X86_64 LibreOffice_project/420m0$Build-2</meta:generator>
    <meta:document-statistic meta:object-count="76"/>
  </office:meta>
</office:document-meta>
</file>